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monospace"/>
    <style:font-face style:name="Courier" svg:font-family="Courier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Consolas, 'Liberation Mono', Menlo, monospace"/>
    <style:font-face style:name="inherit" svg:font-family="inherit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90cb" officeooo:paragraph-rsid="000590cb"/>
    </style:style>
    <style:style style:name="P2" style:family="paragraph" style:parent-style-name="Standard">
      <style:text-properties style:text-underline-style="none" officeooo:rsid="0009f273" officeooo:paragraph-rsid="0009f273"/>
    </style:style>
    <style:style style:name="P3" style:family="paragraph" style:parent-style-name="Standard">
      <style:text-properties style:text-underline-style="none" officeooo:rsid="0009f273" officeooo:paragraph-rsid="002638c4"/>
    </style:style>
    <style:style style:name="P4" style:family="paragraph" style:parent-style-name="Standard">
      <style:text-properties style:text-underline-style="none" officeooo:rsid="000f5b22" officeooo:paragraph-rsid="000f5b22"/>
    </style:style>
    <style:style style:name="P5" style:family="paragraph" style:parent-style-name="Standard">
      <style:text-properties style:text-underline-style="none" officeooo:rsid="001151bc" officeooo:paragraph-rsid="001151bc"/>
    </style:style>
    <style:style style:name="P6" style:family="paragraph" style:parent-style-name="Standard">
      <style:text-properties style:text-underline-style="none" officeooo:rsid="00131987" officeooo:paragraph-rsid="00131987"/>
    </style:style>
    <style:style style:name="P7" style:family="paragraph" style:parent-style-name="Standard">
      <style:text-properties style:text-underline-style="none" officeooo:rsid="001411e7" officeooo:paragraph-rsid="001411e7"/>
    </style:style>
    <style:style style:name="P8" style:family="paragraph" style:parent-style-name="Standard">
      <style:text-properties style:text-underline-style="none" officeooo:rsid="001411e7" officeooo:paragraph-rsid="002638c4"/>
    </style:style>
    <style:style style:name="P9" style:family="paragraph" style:parent-style-name="Standard">
      <style:text-properties style:text-underline-style="none" officeooo:rsid="001bc410" officeooo:paragraph-rsid="001bc410"/>
    </style:style>
    <style:style style:name="P10" style:family="paragraph" style:parent-style-name="Standard">
      <style:text-properties style:text-underline-style="none" officeooo:rsid="001e0b3e" officeooo:paragraph-rsid="001e0b3e"/>
    </style:style>
    <style:style style:name="P11" style:family="paragraph" style:parent-style-name="Standard">
      <style:text-properties style:text-underline-style="none" officeooo:rsid="002030f6" officeooo:paragraph-rsid="002030f6"/>
    </style:style>
    <style:style style:name="P12" style:family="paragraph" style:parent-style-name="Standard">
      <style:text-properties style:text-underline-style="none" officeooo:rsid="002030f6" officeooo:paragraph-rsid="001e0b3e"/>
    </style:style>
    <style:style style:name="P13" style:family="paragraph" style:parent-style-name="Standard">
      <style:text-properties style:text-underline-style="none" officeooo:rsid="0023ba89" officeooo:paragraph-rsid="0023ba89"/>
    </style:style>
    <style:style style:name="P14" style:family="paragraph" style:parent-style-name="Standard">
      <style:text-properties style:text-underline-style="none" officeooo:rsid="0024bc76" officeooo:paragraph-rsid="0024bc76"/>
    </style:style>
    <style:style style:name="P15" style:family="paragraph" style:parent-style-name="Standard">
      <style:text-properties fo:color="#f58220" fo:font-weight="bold" officeooo:rsid="00074a91" officeooo:paragraph-rsid="00074a91" style:font-weight-asian="bold" style:font-weight-complex="bold"/>
    </style:style>
    <style:style style:name="P16" style:family="paragraph" style:parent-style-name="Standard">
      <style:text-properties fo:color="#f58220" fo:font-weight="bold" officeooo:rsid="000590cb" officeooo:paragraph-rsid="000590cb" style:font-weight-asian="bold" style:font-weight-complex="bold"/>
    </style:style>
    <style:style style:name="P17" style:family="paragraph" style:parent-style-name="Standard">
      <style:text-properties fo:color="#f58220" fo:font-weight="bold" officeooo:rsid="0037b44a" officeooo:paragraph-rsid="0037b44a" style:font-weight-asian="bold" style:font-weight-complex="bold"/>
    </style:style>
    <style:style style:name="P18" style:family="paragraph" style:parent-style-name="Standard">
      <style:text-properties fo:color="#f58220" fo:font-weight="bold" officeooo:rsid="0045bb18" officeooo:paragraph-rsid="0045bb18" style:font-weight-asian="bold" style:font-weight-complex="bold"/>
    </style:style>
    <style:style style:name="P19" style:family="paragraph" style:parent-style-name="Standard">
      <style:text-properties fo:color="#f58220" fo:font-weight="bold" officeooo:rsid="0045da64" officeooo:paragraph-rsid="0045da64" style:font-weight-asian="bold" style:font-weight-complex="bold"/>
    </style:style>
    <style:style style:name="P20" style:family="paragraph" style:parent-style-name="Standard">
      <style:text-properties fo:color="#f58220" fo:font-weight="bold" officeooo:rsid="004a3df0" officeooo:paragraph-rsid="004a3df0" style:font-weight-asian="bold" style:font-weight-complex="bold"/>
    </style:style>
    <style:style style:name="P21" style:family="paragraph" style:parent-style-name="Standard">
      <style:text-properties fo:color="#f58220" fo:font-weight="bold" officeooo:rsid="004f84a7" officeooo:paragraph-rsid="004f84a7" style:font-weight-asian="bold" style:font-weight-complex="bold"/>
    </style:style>
    <style:style style:name="P22" style:family="paragraph" style:parent-style-name="Standard">
      <style:text-properties fo:color="#f58220" style:text-underline-style="none" fo:font-weight="bold" officeooo:rsid="0009f273" officeooo:paragraph-rsid="0009f273" style:font-weight-asian="bold" style:font-weight-complex="bold"/>
    </style:style>
    <style:style style:name="P23" style:family="paragraph" style:parent-style-name="Standard">
      <style:text-properties fo:color="#f58220" fo:font-size="12pt" fo:font-weight="bold" officeooo:rsid="000590cb" officeooo:paragraph-rsid="000590cb" style:font-size-asian="10.5pt" style:font-weight-asian="bold" style:font-size-complex="12pt" style:font-weight-complex="bold"/>
    </style:style>
    <style:style style:name="P24" style:family="paragraph" style:parent-style-name="Standard">
      <style:text-properties officeooo:rsid="0026c727" officeooo:paragraph-rsid="0026c727"/>
    </style:style>
    <style:style style:name="P25" style:family="paragraph" style:parent-style-name="Standard">
      <style:text-properties fo:font-variant="normal" fo:text-transform="none" fo:color="#f14e32" style:font-name="Courier" fo:font-size="10.5pt" fo:letter-spacing="normal" fo:font-style="normal" style:text-underline-style="none" fo:font-weight="normal" officeooo:rsid="0024bc76" officeooo:paragraph-rsid="00317ff3"/>
    </style:style>
    <style:style style:name="P26" style:family="paragraph" style:parent-style-name="Standard">
      <style:text-properties fo:font-variant="normal" fo:text-transform="none" fo:color="#f14e32" style:font-name="Courier" fo:font-size="10.5pt" fo:letter-spacing="normal" fo:font-style="normal" style:text-underline-style="none" fo:font-weight="normal" officeooo:rsid="0035d426" officeooo:paragraph-rsid="00317ff3"/>
    </style:style>
    <style:style style:name="P27" style:family="paragraph" style:parent-style-name="Standard">
      <style:text-properties fo:font-variant="normal" fo:text-transform="none" fo:color="#f14e32" style:font-name="Courier" fo:font-size="10.5pt" fo:letter-spacing="normal" fo:font-style="normal" style:text-underline-style="none" fo:font-weight="normal" officeooo:rsid="004965c3" officeooo:paragraph-rsid="004965c3"/>
    </style:style>
    <style:style style:name="P28" style:family="paragraph" style:parent-style-name="Standard">
      <style:text-properties fo:font-variant="normal" fo:text-transform="none" fo:color="#000000" style:font-name="Courier" fo:font-size="10.5pt" fo:letter-spacing="normal" fo:font-style="normal" style:text-underline-style="none" fo:font-weight="normal" officeooo:rsid="00343e03" officeooo:paragraph-rsid="00343e03"/>
    </style:style>
    <style:style style:name="P29" style:family="paragraph" style:parent-style-name="Standard">
      <style:text-properties fo:font-variant="normal" fo:text-transform="none" fo:color="#444444" style:font-name="Open Sans" fo:font-size="10.5pt" fo:letter-spacing="normal" fo:font-style="normal" fo:font-weight="normal" officeooo:rsid="0037b44a" officeooo:paragraph-rsid="0037b44a" style:font-weight-asian="bold" style:font-weight-complex="bold"/>
    </style:style>
    <style:style style:name="P30" style:family="paragraph" style:parent-style-name="Standard">
      <style:text-properties fo:font-variant="normal" fo:text-transform="none" fo:color="#5c5f69" style:font-name="open sans" fo:font-size="10.5pt" fo:letter-spacing="normal" fo:font-style="normal" fo:font-weight="bold" officeooo:rsid="0037b44a" officeooo:paragraph-rsid="0037b44a" style:font-weight-asian="bold" style:font-weight-complex="bold" loext:padding="0cm" loext:border="none"/>
    </style:style>
    <style:style style:name="P31" style:family="paragraph" style:parent-style-name="Standard">
      <style:text-properties fo:font-variant="normal" fo:text-transform="none" fo:color="#5c5f69" style:font-name="open sans" fo:font-size="10.5pt" fo:letter-spacing="normal" fo:font-style="normal" fo:font-weight="bold" officeooo:rsid="0044056d" officeooo:paragraph-rsid="0044056d" style:font-weight-asian="bold" style:font-weight-complex="bold" loext:padding="0cm" loext:border="none"/>
    </style:style>
    <style:style style:name="P32" style:family="paragraph" style:parent-style-name="Standard">
      <style:text-properties fo:font-variant="normal" fo:text-transform="none" fo:color="#f0506e" style:font-name="Consolas" fo:font-size="10.5pt" fo:letter-spacing="normal" fo:font-style="normal" fo:font-weight="normal" officeooo:rsid="0037b44a" officeooo:paragraph-rsid="0037b44a" style:font-weight-asian="bold" style:font-weight-complex="bold" loext:padding="0cm" loext:border="none"/>
    </style:style>
    <style:style style:name="P33" style:family="paragraph" style:parent-style-name="Standard">
      <style:text-properties fo:font-variant="normal" fo:text-transform="none" fo:color="#f0506e" style:font-name="Consolas" fo:font-size="10.5pt" fo:letter-spacing="normal" fo:font-style="normal" fo:font-weight="normal" officeooo:rsid="003e6b63" officeooo:paragraph-rsid="003e6b63" style:font-weight-asian="bold" style:font-weight-complex="bold" loext:padding="0cm" loext:border="none"/>
    </style:style>
    <style:style style:name="P34" style:family="paragraph" style:parent-style-name="Standard">
      <style:text-properties fo:color="#000000" fo:font-size="32pt" fo:font-weight="bold" officeooo:rsid="0039ec0d" officeooo:paragraph-rsid="0039ec0d" style:font-size-asian="32pt" style:font-weight-asian="bold" style:font-size-complex="32pt" style:font-weight-complex="bold"/>
    </style:style>
    <style:style style:name="P35" style:family="paragraph" style:parent-style-name="Standard">
      <style:text-properties fo:color="#000000" fo:font-size="32pt" fo:font-weight="bold" officeooo:rsid="00406508" officeooo:paragraph-rsid="00406508" style:font-size-asian="32pt" style:font-weight-asian="bold" style:font-size-complex="32pt" style:font-weight-complex="bold"/>
    </style:style>
    <style:style style:name="P36" style:family="paragraph" style:parent-style-name="Preformatted_20_Text">
      <style:text-properties fo:font-variant="normal" fo:text-transform="none" fo:color="#f14e32" style:font-name="Courier" fo:font-size="10.5pt" fo:letter-spacing="normal" fo:font-style="normal" style:text-underline-style="none" fo:font-weight="normal" officeooo:rsid="0024bc76" officeooo:paragraph-rsid="00317ff3"/>
    </style:style>
    <style:style style:name="P37" style:family="paragraph" style:parent-style-name="Preformatted_20_Text">
      <style:text-properties officeooo:paragraph-rsid="00317ff3"/>
    </style:style>
    <style:style style:name="P38" style:family="paragraph" style:parent-style-name="Text_20_body">
      <style:paragraph-properties fo:margin-top="0cm" fo:margin-bottom="0.247cm" loext:contextual-spacing="false" fo:text-align="start" style:justify-single-word="false" fo:orphans="2" fo:widows="2"/>
    </style:style>
    <style:style style:name="P3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40" style:family="paragraph" style:parent-style-name="Heading_20_5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5c5f69" style:font-name="inherit" fo:font-size="10.5pt" fo:letter-spacing="normal" fo:font-style="normal" fo:font-weight="bold" loext:padding="0cm" loext:border="none"/>
    </style:style>
    <style:style style:name="P41" style:family="paragraph" style:parent-style-name="Standard">
      <style:text-properties fo:font-variant="normal" fo:text-transform="none" fo:color="#f0506e" style:font-name="Consolas" fo:font-size="10.5pt" fo:letter-spacing="normal" fo:font-style="normal" fo:font-weight="normal" officeooo:rsid="003e6b63" officeooo:paragraph-rsid="003e6b63" style:font-weight-asian="bold" style:font-weight-complex="bold" loext:padding="0cm" loext:border="none"/>
    </style:style>
    <style:style style:name="P42" style:family="paragraph" style:parent-style-name="Standard">
      <style:text-properties fo:font-variant="normal" fo:text-transform="none" fo:color="#f0506e" style:font-name="Consolas" fo:font-size="10.5pt" fo:letter-spacing="normal" fo:font-style="normal" fo:font-weight="normal" officeooo:rsid="00557ae2" officeooo:paragraph-rsid="00557ae2" style:font-weight-asian="bold" style:font-weight-complex="bold" loext:padding="0cm" loext:border="none"/>
    </style:style>
    <style:style style:name="P43" style:family="paragraph" style:parent-style-name="Standard">
      <style:text-properties fo:font-variant="normal" fo:text-transform="none" fo:color="#242729" style:font-name="Consolas1" fo:font-size="9.75pt" fo:letter-spacing="normal" fo:font-style="normal" fo:font-weight="normal" officeooo:rsid="00557ae2" officeooo:paragraph-rsid="00557ae2" style:font-weight-asian="bold" style:font-weight-complex="bold" loext:padding="0cm" loext:border="none"/>
    </style:style>
    <style:style style:name="T1" style:family="text">
      <style:text-properties officeooo:rsid="00150e9d"/>
    </style:style>
    <style:style style:name="T2" style:family="text">
      <style:text-properties officeooo:rsid="0018f7d3"/>
    </style:style>
    <style:style style:name="T3" style:family="text">
      <style:text-properties officeooo:rsid="001e79a0"/>
    </style:style>
    <style:style style:name="T4" style:family="text">
      <style:text-properties officeooo:rsid="00317ff3"/>
    </style:style>
    <style:style style:name="T5" style:family="text">
      <style:text-properties fo:color="#333333" style:font-name="SFMono-Regular" fo:font-size="9.75pt" fo:background-color="transparent" loext:char-shading-value="0" loext:padding="0cm" loext:border="none"/>
    </style:style>
    <style:style style:name="T6" style:family="text">
      <style:text-properties fo:font-variant="normal" fo:text-transform="none" fo:color="#333333" style:font-name="SFMono-Regular" fo:font-size="9.75pt" fo:letter-spacing="normal" fo:font-style="normal" style:text-underline-style="none" fo:font-weight="normal" officeooo:rsid="0024bc76" fo:background-color="transparent" loext:char-shading-value="0" loext:padding="0cm" loext:border="none"/>
    </style:style>
    <style:style style:name="T7" style:family="text">
      <style:text-properties fo:font-variant="normal" fo:text-transform="none" fo:color="#333333" style:font-name="SFMono-Regular" fo:font-size="9.75pt" fo:letter-spacing="normal" fo:font-style="normal" style:text-underline-style="none" fo:font-weight="normal" officeooo:rsid="003265c1" fo:background-color="transparent" loext:char-shading-value="0" loext:padding="0cm" loext:border="none"/>
    </style:style>
    <style:style style:name="T8" style:family="text">
      <style:text-properties fo:font-variant="normal" fo:text-transform="none" fo:color="#5c5f69" style:font-name="open sans" fo:font-size="9.75pt" fo:letter-spacing="normal" fo:font-style="normal" fo:font-weight="normal" fo:background-color="#f8f9fa" loext:char-shading-value="0" loext:padding="0.049cm" loext:border="1.5pt solid #000000"/>
    </style:style>
    <style:style style:name="T9" style:family="text">
      <style:text-properties fo:font-variant="normal" fo:text-transform="none" fo:color="#5c5f69" style:font-name="open sans" fo:font-size="9.75pt" fo:letter-spacing="normal" fo:font-style="normal" fo:font-weight="bold" fo:background-color="#f8f9fa" loext:char-shading-value="0" loext:padding="0.049cm" loext:border="1.5pt solid #000000"/>
    </style:style>
    <style:style style:name="T10" style:family="text">
      <style:text-properties fo:font-variant="normal" fo:text-transform="none" fo:color="#007bff" style:text-line-through-style="none" style:text-line-through-type="none" style:font-name="open sans" fo:font-size="9.75pt" fo:letter-spacing="normal" fo:font-style="normal" style:text-underline-style="none" fo:font-weight="normal" style:text-blinking="false" fo:background-color="transparent" loext:char-shading-value="0" loext:padding="0.049cm" loext:border="1.5pt solid #000000"/>
    </style:style>
    <style:style style:name="T11" style:family="text">
      <style:text-properties fo:font-variant="normal" fo:text-transform="none" fo:color="#444444" style:font-name="Open Sans" fo:font-size="10.5pt" fo:letter-spacing="normal" fo:font-style="normal" fo:font-weight="normal"/>
    </style:style>
    <style:style style:name="T12" style:family="text">
      <style:text-properties officeooo:rsid="003e6885"/>
    </style:style>
    <style:style style:name="T13" style:family="text">
      <style:text-properties officeooo:rsid="003f2b5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4b27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da vez que actualizo env y archivos en carpeta config ejecutar</text:p>
      <text:p text:style-name="P43">php artisan config:cache</text:p>
      <text:p text:style-name="P33"/>
      <text:p text:style-name="P33">Ejecutar <text:span text:style-name="T13">ANTES </text:span>cada vez que haga un nuevo deploy</text:p>
      <text:p text:style-name="P32"/>
      <text:p text:style-name="P32">npm run generate-sw</text:p>
      <text:p text:style-name="P30"/>
      <text:p text:style-name="P30"/>
      <text:p text:style-name="P30"/>
      <text:p text:style-name="P31">amparosrl.com.ar:2082</text:p>
      <text:p text:style-name="P31">pass = Fabi@24592621</text:p>
      <text:p text:style-name="P30"/>
      <text:p text:style-name="P30">SSH</text:p>
      <text:h text:style-name="P40" text:outline-level="5">Datos de conexión</text:h>
      <text:p text:style-name="P38"><text:span text:style-name="T8">Hostname:</text:span><text:span text:style-name="Strong_20_Emphasis"><text:span text:style-name="T9">vps-1683841-x.dattaweb.com</text:span></text:span></text:p>
      <text:p text:style-name="P38"><text:span text:style-name="T8">IP:</text:span><text:span text:style-name="Strong_20_Emphasis"><text:span text:style-name="T9">66.97.41.23</text:span></text:span></text:p>
      <text:p text:style-name="P38"><text:span text:style-name="T8">Usuario:</text:span><text:span text:style-name="Strong_20_Emphasis"><text:span text:style-name="T9">root</text:span></text:span></text:p>
      <text:p text:style-name="P39"><text:span text:style-name="T8">Contraseña:</text:span><text:a xlink:type="simple" xlink:href="https://micuenta.donweb.com/#" text:style-name="Internet_20_link" text:visited-style-name="Visited_20_Internet_20_Link"><text:span text:style-name="T10"> cambiar</text:span></text:a><text:span text:style-name="Strong_20_Emphasis"><text:span text:style-name="T8">●●●●●●●●●●●●</text:span></text:span></text:p>
      <text:p text:style-name="P38"><text:span text:style-name="T8">Puerto:</text:span><text:span text:style-name="Strong_20_Emphasis"><text:span text:style-name="T9">5092</text:span></text:span></text:p>
      <text:p text:style-name="P17"/>
      <text:p text:style-name="P29">32tPVBUsHMYZ</text:p>
      <text:p text:style-name="P16"/>
      <text:p text:style-name="P34">ssh -p 5092 root@66.97.41.23</text:p>
      <text:p text:style-name="P23"/>
      <text:p text:style-name="P35">contraseña Fabi@24592621</text:p>
      <text:p text:style-name="P16"/>
      <text:p text:style-name="P18">y en consola vnc del panel solo poner </text:p>
      <text:p text:style-name="P18"/>
      <text:p text:style-name="P18">root y luego contraseña</text:p>
      <text:p text:style-name="P18"/>
      <text:p text:style-name="P21">php artisan--version</text:p>
      <text:p text:style-name="P18"/>
      <text:p text:style-name="P19">php.ini está en <text:span text:style-name="T14">home</text:span><text:span text:style-name="T15">/fabianm/etc</text:span></text:p>
      <text:p text:style-name="P18"><text:span text:style-name="T11">2- Desbloquear el arhivo, editarlo y volver a bloquearlo,.</text:span><text:line-break/><text:span text:style-name="T11">[root@usuario /home/USUARIO/etc] # lsattr php.ini</text:span><text:line-break/><text:span text:style-name="T11">----i-------- php.ini</text:span><text:line-break/><text:span text:style-name="T11">[root@usuario /home/USUARIO/etc] # chattr -i php.ini</text:span><text:line-break/><text:span text:style-name="T11">[root@usuario /home/USUARIO/etc] # mcedit php.ini</text:span><text:line-break/><text:span text:style-name="T11">Modificacion de Memoria en php.ini para optimizacion</text:span><text:line-break/><text:span text:style-name="T11">[root@usuario /home/USUARIO/etc] # chattr +i php.ini</text:span><text:line-break/><text:span text:style-name="T11">[root@usuario /home/USUARIO/etc] # lsattr php.ini</text:span><text:line-break/><text:span text:style-name="T11">----i-------- php.ini</text:span><text:line-break/><text:span text:style-name="T11">3- Reiniciar el Apache de tu servidor</text:span></text:p>
      <text:p text:style-name="P18"/>
      <text:p text:style-name="P20">proc_open, proc_close, proc_nice, proc_terminate, <text:span text:style-name="T16">proc_get_status</text:span></text:p>
      <text:p text:style-name="P18"/>
      <text:p text:style-name="P16"><text:soft-page-break/>Migrations crea y destruye tablas</text:p>
      <text:p text:style-name="P1">php artisan make:migration create_groups_table</text:p>
      <text:p text:style-name="P1">php artisan make:migration add_group_id_to_sales_table</text:p>
      <text:p text:style-name="P1"/>
      <text:p text:style-name="P24">php artisan migrate</text:p>
      <text:p text:style-name="P24">php artisan migrate:rollback</text:p>
      <text:p text:style-name="P24">php artisan db:seed</text:p>
      <text:p text:style-name="P1"/>
      <text:p text:style-name="P15">Models representa cada tabla</text:p>
      <text:p text:style-name="P8">php artisan make:controller PostController –resource –<text:span text:style-name="T2">model=Models/Post</text:span></text:p>
      <text:p text:style-name="P3">fillable = campos asignables</text:p>
      <text:p text:style-name="P2"/>
      <text:p text:style-name="P22">// Conectar DB, funciona sin más texto que este.</text:p>
      <text:p text:style-name="P2">Route::get('/', function () {</text:p>
      <text:p text:style-name="P2"><text:s text:c="4"/>try{</text:p>
      <text:p text:style-name="P2"><text:s text:c="6"/>DB::connection()-&gt;getPdo();</text:p>
      <text:p text:style-name="P2"><text:s text:c="4"/>}catch(\Exception $e){</text:p>
      <text:p text:style-name="P2"><text:s text:c="6"/>Die("No se pudo conectar a la BD, chequear configuración. Error: ".$e);</text:p>
      <text:p text:style-name="P2"><text:s text:c="4"/>}</text:p>
      <text:p text:style-name="P2">});</text:p>
      <text:p text:style-name="P2"/>
      <text:p text:style-name="P4">factory y seeders se combinan para crear datos ficticios, que sirvan en tiempo de desarrollo</text:p>
      <text:p text:style-name="P4"/>
      <text:p text:style-name="P5">User::all() //todos los registros</text:p>
      <text:p text:style-name="P5">User::count()</text:p>
      <text:p text:style-name="P5">User::find(id) //buscamos por el número de id que le paso</text:p>
      <text:p text:style-name="P6">User::where(‘id’,’=’,1)→get()</text:p>
      <text:p text:style-name="P7">User::all()→where(‘id’,’<text:span text:style-name="T1">&lt;</text:span>=’,1<text:span text:style-name="T1">0</text:span>)</text:p>
      <text:p text:style-name="P7"/>
      <text:p text:style-name="P9">php artisan tinker</text:p>
      <text:p text:style-name="P9">$user = User::find(1)</text:p>
      <text:p text:style-name="P9">$user→posts <text:tab/>//devuelve todos los posts de este usuario, método creado en User Models.</text:p>
      <text:p text:style-name="P9"/>
      <text:p text:style-name="P10">Php artisan make:request UserFormRequest //<text:span text:style-name="T3">Determina si un usuario está autorizado a realizar un requerimiento determinado</text:span></text:p>
      <text:p text:style-name="P12"/>
      <text:p text:style-name="P11">use Illuminate\Support\Facades\DB;</text:p>
      <text:p text:style-name="P11">Route::get('/query', function(){</text:p>
      <text:p text:style-name="P11"><text:s text:c="4"/>$users = DB::table('users')</text:p>
      <text:p text:style-name="P11"><text:s text:c="8"/>-&gt;join('posts','users.id','posts.user_id')</text:p>
      <text:p text:style-name="P11"><text:s text:c="8"/>-&gt;select('users.id','users.name','posts.title','posts.content')</text:p>
      <text:p text:style-name="P11"><text:s text:c="8"/>-&gt;get();</text:p>
      <text:p text:style-name="P11"><text:s text:c="4"/>DD($users);</text:p>
      <text:p text:style-name="P11">});</text:p>
      <text:p text:style-name="P11"/>
      <text:p text:style-name="P13">carpeta views\errors es para definir templates de las pantallas de error, por ejemplo 404.blade.php</text:p>
      <text:p text:style-name="P13"/>
      <text:p text:style-name="P14">FormRequest sirve para hacer validaciones</text:p>
      <text:p text:style-name="P14">php artisan make:request PostFormRequest</text:p>
      <text:p text:style-name="P14"/>
      <text:p text:style-name="P14"/>
      <text:p text:style-name="P25">git config --global user.name "<text:span text:style-name="T4">fabianm1705</text:span>" </text:p>
      <text:p text:style-name="P25"/>
      <text:p text:style-name="P25"><text:soft-page-break/>git config --global user.email <text:a xlink:type="simple" xlink:href="mailto:fabianmachado1705@gmail.com" text:style-name="Internet_20_link" text:visited-style-name="Visited_20_Internet_20_Link"><text:span text:style-name="T4">fabianmachado1705@gmail.com</text:span></text:a></text:p>
      <text:p text:style-name="P25"/>
      <text:p text:style-name="P28">Desde acá, después pide usuario y contraseña de github</text:p>
      <text:p text:style-name="P25"/>
      <text:p text:style-name="P36"><text:span text:style-name="Source_20_Text"><text:span text:style-name="T5">git add .</text:span></text:span></text:p>
      <text:p text:style-name="P25"/>
      <text:p text:style-name="P36"><text:span text:style-name="Source_20_Text"><text:span text:style-name="T5">git commit -m "Add existing file"</text:span></text:span></text:p>
      <text:p text:style-name="P25"/>
      <text:p text:style-name="P37"><text:span text:style-name="Source_20_Text"><text:span text:style-name="T6">git push origin </text:span></text:span><text:span text:style-name="Emphasis"><text:span text:style-name="T7">master</text:span></text:span></text:p>
      <text:p text:style-name="P26"/>
      <text:p text:style-name="P27">directo a donweb es lo mismo pero en lugar de git push origin master es git push deploy</text:p>
      <text:p text:style-name="P26"/>
      <text:p text:style-name="P26"/>
      <text:p text:style-name="P26">$specialties = Cache::remember('specialties', now()-&gt;addMonths(1), function () {</text:p>
      <text:p text:style-name="P26"><text:s text:c="5"/>return Specialty::orderBy('descripcion','asc')-&gt;get();</text:p>
      <text:p text:style-name="P26"><text:s/>});</text:p>
      <text:p text:style-name="P26"/>
      <text:p text:style-name="P26"/>
      <text:p text:style-name="P26"/>
      <text:p text:style-name="P26"><text:s text:c="6"/>$specialties = DB::table('specialties')</text:p>
      <text:p text:style-name="P26"><text:s text:c="28"/>-&gt;where([</text:p>
      <text:p text:style-name="P26"><text:s text:c="40"/>['vigente', '=', 1],</text:p>
      <text:p text:style-name="P26"><text:s text:c="36"/>])</text:p>
      <text:p text:style-name="P26"><text:s text:c="28"/>-&gt;orderBy('descripcion','asc')</text:p>
      <text:p text:style-name="P26"><text:s text:c="28"/>→get();</text:p>
      <text:p text:style-name="P26"/>
      <text:p text:style-name="P26"/>
      <text:p text:style-name="P26"/>
      <text:p text:style-name="P26"/>
      <text:p text:style-name="P26"/>
      <text:p text:style-name="P26">// <text:span text:style-name="T12">if para el olvido de contraseña, funciona con email</text:span></text:p>
      <text:p text:style-name="P26"/>
      <text:p text:style-name="P26"><text:s text:c="32"/>@if (Route::has('password.request'))</text:p>
      <text:p text:style-name="P26"><text:s text:c="36"/>&lt;a class="btn btn-link" href="{{ route('password.request') }}"&gt;</text:p>
      <text:p text:style-name="P26"><text:s text:c="40"/>@lang('messages.forgotPassword')</text:p>
      <text:p text:style-name="P26"><text:s text:c="36"/>&lt;/a&gt;</text:p>
      <text:p text:style-name="P26"><text:s text:c="32"/>@endif</text:p>
      <text:p text:style-name="P26"/>
      <text:p text:style-name="P26"/>
      <text:p text:style-name="P26"/>
      <text:p text:style-name="P26"/>
      <text:p text:style-name="P26">Route::post('getOnlyUsersNroDocAdmin/{nroDoc?}/', 'OrderController@getOnlyUsersNroDocAdmin')</text:p>
      <text:p text:style-name="P26"><text:s text:c="14"/>-&gt;middleware('auth')</text:p>
      <text:p text:style-name="P26"><text:s text:c="14"/>-&gt;where(['nroDoc' =&gt; '[0-9]+'])</text:p>
      <text:p text:style-name="P26"><text:s text:c="14"/>→name('getOnlyUsersNroDocAdmin');</text:p>
      <text:p text:style-name="P26"/>
      <text:p text:style-name="P26"><text:s text:c="4"/>public function getOnlyOrders($id)</text:p>
      <text:p text:style-name="P26"><text:s text:c="4"/>{</text:p>
      <text:p text:style-name="P26"><text:s text:c="6"/>$orders = Order::with('doctor')</text:p>
      <text:p text:style-name="P26"><text:s text:c="10"/>-&gt;where('pacient_id', '=', $id)</text:p>
      <text:p text:style-name="P26"><text:s text:c="10"/>-&gt;get();</text:p>
      <text:p text:style-name="P26"><text:s text:c="6"/>return $orders;</text:p>
      <text:p text:style-name="P26"><text:s text:c="4"/>}</text:p>
      <text:p text:style-name="P26"/>
      <text:p text:style-name="P26"><text:s text:c="4"/>public function getOnlyUsersAdmin($name,$nroDoc = "")</text:p>
      <text:p text:style-name="P26"><text:s text:c="4"/>{</text:p>
      <text:p text:style-name="P26"><text:s text:c="6"/>$users = User::with('group')</text:p>
      <text:p text:style-name="P26"><text:soft-page-break/><text:s text:c="10"/>-&gt;orderBy('name','desc')</text:p>
      <text:p text:style-name="P26"><text:s text:c="10"/>-&gt;name($name)</text:p>
      <text:p text:style-name="P26"><text:s text:c="10"/>-&gt;nroDoc($nroDoc)</text:p>
      <text:p text:style-name="P26"><text:s text:c="10"/>-&gt;get();</text:p>
      <text:p text:style-name="P26"><text:s text:c="6"/>return $users;</text:p>
      <text:p text:style-name="P26"><text:s text:c="4"/>}</text:p>
      <text:p text:style-name="P26"/>
      <text:p text:style-name="P26"><text:s text:c="4"/>public function getOnlyUsersNroDocAdmin($nroDoc)</text:p>
      <text:p text:style-name="P26"><text:s text:c="4"/>{</text:p>
      <text:p text:style-name="P26"><text:s text:c="6"/>$users = User::with('group')</text:p>
      <text:p text:style-name="P26"><text:s text:c="10"/>-&gt;orderBy('name','desc')</text:p>
      <text:p text:style-name="P26"><text:s text:c="10"/>-&gt;nroDoc($nroDoc)</text:p>
      <text:p text:style-name="P26"><text:s text:c="10"/>-&gt;get();</text:p>
      <text:p text:style-name="P26"><text:s text:c="6"/>return $users;</text:p>
      <text:p text:style-name="P26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monospace"/>
    <style:font-face style:name="Courier" svg:font-family="Courier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Consolas, 'Liberation Mono', Menlo, monospace"/>
    <style:font-face style:name="inherit" svg:font-family="inherit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2:16:29.953922052</meta:creation-date>
    <dc:date>2020-01-03T17:39:06.546362473</dc:date>
    <meta:editing-duration>PT18H16M17S</meta:editing-duration>
    <meta:editing-cycles>60</meta:editing-cycles>
    <meta:generator>LibreOffice/6.0.7.3$Linux_X86_64 LibreOffice_project/00m0$Build-3</meta:generator>
    <meta:document-statistic meta:table-count="0" meta:image-count="0" meta:object-count="0" meta:page-count="4" meta:paragraph-count="110" meta:word-count="437" meta:character-count="4394" meta:non-whitespace-character-count="3461"/>
  </office:meta>
</office:document-meta>
</file>